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officeooo:rsid="0012af11" officeooo:paragraph-rsid="0012038f" style:font-name-asian="Arial Unicode MS" style:font-size-asian="12pt" style:font-name-complex="Arial Unicode MS" style:font-size-complex="12pt" style:font-weight-complex="bold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paragraph-rsid="0012038f" style:font-size-asian="12pt" style:font-size-complex="12pt"/>
    </style:style>
    <style:style style:name="P10" style:family="paragraph" style:parent-style-name="Standard">
      <style:text-properties fo:font-size="12pt" officeooo:paragraph-rsid="0012a56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12a569"/>
    </style:style>
    <style:style style:name="P12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3" style:family="paragraph" style:parent-style-name="Text_20_body">
      <style:text-properties style:use-window-font-color="true" style:font-name="Arial Unicode MS" fo:font-size="12pt" fo:language="es" fo:country="PR" officeooo:rsid="0012038f" officeooo:paragraph-rsid="001831c4" style:font-name-asian="Arial Unicode MS" style:font-size-asian="12pt" style:font-name-complex="Arial Unicode MS" style:font-size-complex="12pt" style:language-complex="ar" style:country-complex="SA"/>
    </style:style>
    <style:style style:name="P14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Normal_20__28_Web_29_">
      <style:paragraph-properties fo:text-align="justify" style:justify-single-word="false"/>
      <style:text-properties fo:font-size="12pt" officeooo:paragraph-rsid="0012038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2pt" officeooo:rsid="0012038f" officeooo:paragraph-rsid="0012038f" style:font-size-asian="12pt" style:font-size-complex="12pt"/>
    </style:style>
    <style:style style:name="P23" style:family="paragraph" style:parent-style-name="Table_20_Contents">
      <style:text-properties fo:font-size="12pt" officeooo:rsid="0012038f" officeooo:paragraph-rsid="0020ad71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5" style:family="paragraph" style:parent-style-name="Standard" style:list-style-name="WW8Num1">
      <style:text-properties fo:font-size="12pt" officeooo:paragraph-rsid="0012038f" style:font-size-asian="12pt" style:font-size-complex="12pt"/>
    </style:style>
    <style:style style:name="P26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7" style:family="paragraph" style:parent-style-name="Standard" style:list-style-name="WW8Num1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28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9" style:family="paragraph" style:parent-style-name="Standard">
      <style:text-properties style:font-name="Arial Unicode MS" fo:font-size="12pt" fo:language="es" fo:country="ES" officeooo:rsid="00215e8b" officeooo:paragraph-rsid="00215e8b" style:font-name-asian="Arial Unicode MS" style:font-size-asian="12pt" style:font-name-complex="Arial Unicode MS" style:font-size-complex="12pt" style:font-weight-complex="bold"/>
    </style:style>
    <style:style style:name="P30" style:family="paragraph" style:parent-style-name="Standard">
      <style:text-properties style:font-name="Arial Unicode MS" fo:font-size="12pt" fo:language="es" fo:country="ES" officeooo:rsid="0021cf05" officeooo:paragraph-rsid="0021cf05" style:font-name-asian="Arial Unicode MS" style:font-size-asian="12pt" style:font-name-complex="Arial Unicode MS" style:font-size-complex="12pt" style:font-weight-complex="bold"/>
    </style:style>
    <style:style style:name="P31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2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officeooo:rsid="001d5f8d" officeooo:paragraph-rsid="001d5f8d" style:font-name-asian="Arial Unicode MS" style:font-size-asian="12pt" style:font-name-complex="Arial Unicode MS" style:font-size-complex="12pt"/>
    </style:style>
    <style:style style:name="P34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5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36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7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Text_20_body" style:list-style-name="L1">
      <style:text-properties style:use-window-font-color="true" style:font-name="Arial Unicode MS" fo:font-size="12pt" fo:language="es" fo:country="PR" officeooo:rsid="001925cb" officeooo:paragraph-rsid="001925cb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Text_20_body" style:list-style-name="L1">
      <style:text-properties style:use-window-font-color="true" style:font-name="Arial Unicode MS" fo:font-size="12pt" fo:language="es" fo:country="PR" officeooo:paragraph-rsid="002545da" fo:background-color="transparent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officeooo:rsid="00264e21" officeooo:paragraph-rsid="00264e21" fo:background-color="transparent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2pt" fo:language="es" fo:country="PR" fo:font-weight="normal" officeooo:rsid="001925cb" officeooo:paragraph-rsid="001925c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20ad71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weight="normal" officeooo:paragraph-rsid="0018a4fd" style:font-weight-asian="normal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weight="normal" officeooo:rsid="0018a4fd" officeooo:paragraph-rsid="0018a4fd" style:font-weight-asian="normal" style:font-weight-complex="normal"/>
    </style:style>
    <style:style style:name="P45" style:family="paragraph" style:parent-style-name="Text_20_body" style:list-style-name="L1">
      <style:text-properties officeooo:rsid="0018a4fd" officeooo:paragraph-rsid="0018a4fd"/>
    </style:style>
    <style:style style:name="P46" style:family="paragraph" style:parent-style-name="Text_20_body" style:list-style-name="L1">
      <style:text-properties officeooo:rsid="001ab463" officeooo:paragraph-rsid="001ab463"/>
    </style:style>
    <style:style style:name="P47" style:family="paragraph" style:parent-style-name="Table_20_Contents">
      <style:text-properties fo:font-size="12pt" officeooo:rsid="0020ad71" officeooo:paragraph-rsid="0020ad71" style:font-size-asian="12pt" style:font-size-complex="12pt"/>
    </style:style>
    <style:style style:name="P48" style:family="paragraph" style:parent-style-name="Table_20_Contents">
      <style:text-properties fo:font-size="12pt" officeooo:rsid="00215e8b" officeooo:paragraph-rsid="00215e8b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0e381" style:font-name-asian="Arial Unicode MS" style:font-name-complex="Arial Unicode MS"/>
    </style:style>
    <style:style style:name="T5" style:family="text">
      <style:text-properties style:font-name="Arial Unicode MS" officeooo:rsid="0012038f" style:font-name-asian="Arial Unicode MS" style:font-name-complex="Arial Unicode MS"/>
    </style:style>
    <style:style style:name="T6" style:family="text">
      <style:text-properties style:font-name="Arial Unicode MS" officeooo:rsid="0012a569" style:font-name-asian="Arial Unicode MS" style:font-name-complex="Arial Unicode MS"/>
    </style:style>
    <style:style style:name="T7" style:family="text">
      <style:text-properties style:font-name="Arial Unicode MS" officeooo:rsid="0014be98" style:font-name-asian="Arial Unicode MS" style:font-name-complex="Arial Unicode MS"/>
    </style:style>
    <style:style style:name="T8" style:family="text">
      <style:text-properties style:font-name="Arial Unicode MS" fo:language="es" fo:country="ES" style:font-name-asian="Arial Unicode MS" style:font-name-complex="Arial Unicode MS"/>
    </style:style>
    <style:style style:name="T9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1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3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4" style:family="text">
      <style:text-properties style:font-name="Arial Unicode MS" fo:language="es" fo:country="ES" officeooo:rsid="0014be98" style:font-name-asian="Arial Unicode MS" style:font-name-complex="Arial Unicode MS"/>
    </style:style>
    <style:style style:name="T15" style:family="text">
      <style:text-properties officeooo:rsid="000d6434" style:font-weight-complex="bold"/>
    </style:style>
    <style:style style:name="T16" style:family="text">
      <style:text-properties officeooo:rsid="001431d5" style:font-weight-complex="bold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f27bb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1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2" style:family="text">
      <style:text-properties fo:color="#3f3f3f" style:font-name="Arial" fo:font-size="12pt" fo:language="pt" fo:country="BR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3" style:family="text">
      <style:text-properties fo:color="#3f3f3f" style:font-name="Arial" fo:font-size="12pt" fo:language="pt" fo:country="BR" style:text-underline-style="none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4" style:family="text">
      <style:text-properties fo:font-weight="bold"/>
    </style:style>
    <style:style style:name="T25" style:family="text">
      <style:text-properties fo:font-weight="bold" officeooo:rsid="000d6434" style:font-weight-asian="bold" style:font-weight-complex="bold"/>
    </style:style>
    <style:style style:name="T26" style:family="text">
      <style:text-properties fo:font-weight="bold" officeooo:rsid="002545da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545da" style:font-weight-asian="normal" style:font-weight-complex="normal"/>
    </style:style>
    <style:style style:name="T29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30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31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4" style:family="text">
      <style:text-properties officeooo:rsid="0012af11"/>
    </style:style>
    <style:style style:name="T35" style:family="text">
      <style:text-properties style:use-window-font-color="true" style:font-name="Arial Unicode MS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36" style:family="text">
      <style:text-properties style:use-window-font-color="true" style:font-name="Arial Unicode MS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37" style:family="text">
      <style:text-properties style:use-window-font-color="true" style:font-name="Arial Unicode MS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38" style:family="text">
      <style:text-properties style:use-window-font-color="true" style:font-name="Arial Unicode MS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39" style:family="text">
      <style:text-properties style:use-window-font-color="true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40" style:family="text">
      <style:text-properties style:use-window-font-color="true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41" style:family="text">
      <style:text-properties style:use-window-font-color="true" fo:font-size="12pt" fo:language="es" fo:country="PR" officeooo:rsid="0018a4fd" style:font-name-asian="Arial Unicode MS" style:font-size-asian="12pt" style:font-name-complex="Arial Unicode MS" style:font-size-complex="12pt" style:language-complex="ar" style:country-complex="SA"/>
    </style:style>
    <style:style style:name="T42" style:family="text">
      <style:text-properties style:use-window-font-color="true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43" style:family="text">
      <style:text-properties style:use-window-font-color="true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44" style:family="text">
      <style:text-properties style:use-window-font-color="true" style:font-name="Arial" fo:font-size="12pt" fo:language="es" fo:country="PR" fo:font-weight="normal" officeooo: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Arial" fo:font-size="12pt" fo:language="es" fo:country="PR" fo:font-weight="normal" officeooo:rsid="0014be9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6" style:family="text">
      <style:text-properties style:use-window-font-color="true" style:font-name="Arial" fo:font-size="12pt" fo:language="es" fo:country="PR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7" style:family="text">
      <style:text-properties style:use-window-font-color="true" style:font-name="Arial" fo:font-size="12pt" fo:language="es" fo:country="PR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8" style:family="text">
      <style:text-properties style:use-window-font-color="true" style:font-name="Arial" fo:font-size="12pt" fo:language="es" fo:country="PR" fo:font-weight="normal" officeooo:rsid="001831c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9" style:family="text">
      <style:text-properties style:use-window-font-color="true" style:font-name="Arial" fo:font-size="12pt" fo:language="es" fo:country="PR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50" style:family="text">
      <style:text-properties style:font-name="Arial" fo:font-weight="normal" style:font-weight-asian="normal" style:font-weight-complex="normal"/>
    </style:style>
    <style:style style:name="T51" style:family="text">
      <style:text-properties style:font-name="Arial" fo:font-weight="normal" officeooo:rsid="0018a4fd" style:font-weight-asian="normal" style:font-weight-complex="normal"/>
    </style:style>
    <style:style style:name="T52" style:family="text">
      <style:text-properties style:font-name="Arial" fo:font-weight="normal" officeooo:rsid="0020ad71" style:font-weight-asian="normal" style:font-weight-complex="normal"/>
    </style:style>
    <style:style style:name="T53" style:family="text">
      <style:text-properties officeooo:rsid="0020ad71"/>
    </style:style>
    <style:style style:name="T54" style:family="text">
      <style:text-properties officeooo:rsid="0021cf05"/>
    </style:style>
    <style:style style:name="T55" style:family="text">
      <style:text-properties fo:color="#000000" fo:font-weight="bold"/>
    </style:style>
    <style:style style:name="T56" style:family="text">
      <style:text-properties fo:color="#000000" fo:font-weight="bold" officeooo:rsid="000d6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INUTA</text:p>
      <text:p text:style-name="P1"/>
      <text:p text:style-name="P11"><text:span text:style-name="apple-converted-space"><text:span text:style-name="T18">Minuta No. 00</text:span></text:span><text:span text:style-name="apple-converted-space"><text:span text:style-name="T19">7</text:span></text:span><text:span text:style-name="apple-converted-space"><text:span text:style-name="T17"> de </text:span></text:span><text:span text:style-name="apple-converted-space"><text:span text:style-name="T20">S</text:span></text:span><text:span text:style-name="apple-converted-space"><text:span text:style-name="T30">oftware Development Company</text:span></text:span></text:p>
      <text:p text:style-name="P2"><text:tab/></text:p>
      <text:p text:style-name="P9"><text:span text:style-name="T1"><text:tab/>Fecha<text:tab/>: </text:span><text:span text:style-name="T7">Miercoles</text:span><text:span text:style-name="T2"> </text:span><text:span text:style-name="T7">28</text:span><text:span text:style-name="T2"> de </text:span><text:span text:style-name="T7">octubre</text:span><text:span text:style-name="T4"> <text:tab/></text:span></text:p>
      <text:p text:style-name="P8"><text:span text:style-name="T1"><text:tab/>Hora <text:tab/>: </text:span><text:span text:style-name="T7">22</text:span><text:span text:style-name="T5">:</text:span><text:span text:style-name="T7">00</text:span><text:span text:style-name="T5"> am</text:span><text:span text:style-name="T1"> </text:span></text:p>
      <text:p text:style-name="P8"><text:span text:style-name="T1"><text:tab/>Lugar<text:tab/>: </text:span><text:span text:style-name="T6">Casa de Isaac</text:span></text:p>
      <text:p text:style-name="P1"><text:tab/></text:p>
      <text:p text:style-name="P20"><text:span text:style-name="T1">Siendo las </text:span><text:span text:style-name="T7">17</text:span><text:span text:style-name="T3">:</text:span><text:span text:style-name="T7">0</text:span><text:span text:style-name="T5">0 </text:span><text:span text:style-name="T7">pm</text:span><text:span text:style-name="T1"> horas del día </text:span><text:span text:style-name="T7">28</text:span><text:span text:style-name="T1"> de </text:span><text:span text:style-name="T7">octubre</text:span><text:span text:style-name="T1"> de</text:span><text:span text:style-name="T7">l</text:span><text:span text:style-name="T1"> 20</text:span><text:span text:style-name="T3">1</text:span><text:span text:style-name="T5">5</text:span><text:span text:style-name="T1">, se reúne el grupo: </text:span><text:span text:style-name="apple-converted-space"><text:span text:style-name="T21">S</text:span></text:span><text:span text:style-name="apple-converted-space"><text:span text:style-name="T29">oftware Development Company</text:span></text:span><text:span text:style-name="T1">, en sesión extraordinaria previa citación realizada.</text:span></text:p>
      <text:p text:style-name="P19">ASISTENTES:</text:p>
      <text:p text:style-name="P9"><text:span text:style-name="T8">La persona encargada </text:span><text:span text:style-name="T9">que</text:span><text:span text:style-name="T8"> preceder la reunión, <text:s/></text:span><text:span text:style-name="T14">Luis</text:span><text:span text:style-name="T13"> </text:span><text:span text:style-name="T14">Alemán D</text:span><text:span text:style-name="T8">, pasó lista y determinó que había quórum.</text:span></text:p>
      <text:p text:style-name="P3">Los asistentes a esta reunión son:</text:p>
      <text:p text:style-name="P3"/>
      <text:list xml:id="list2914318162557073647" text:style-name="WW8Num1">
        <text:list-item>
          <text:p text:style-name="P25"><text:span text:style-name="T13">Jehudy Porras G.</text:span><text:span text:style-name="T8"><text:tab/><text:tab/><text:tab/>_________________________</text:span></text:p>
          <text:p text:style-name="P27"/>
        </text:list-item>
        <text:list-item>
          <text:p text:style-name="P27"><text:span text:style-name="T34">Luis Alemán D.</text:span><text:tab/><text:tab/><text:tab/>_________________________</text:p>
          <text:p text:style-name="P27"/>
        </text:list-item>
        <text:list-item>
          <text:p text:style-name="P25"><text:span text:style-name="T11">Isaac Sibaja R</text:span><text:span text:style-name="T10"><text:tab/><text:tab/><text:tab/></text:span><text:span text:style-name="T8">_________________________</text:span></text:p>
        </text:list-item>
      </text:list>
      <text:p text:style-name="P4"/>
      <text:p text:style-name="P17"/>
      <text:list xml:id="list145520169215014" text:continue-numbering="true" text:style-name="WW8Num1">
        <text:list-header>
          <text:p text:style-name="P28"/>
        </text:list-header>
      </text:list>
      <text:p text:style-name="P3"/>
      <text:list xml:id="list145520567740483" text:continue-numbering="true" text:style-name="WW8Num1">
        <text:list-header>
          <text:p text:style-name="P26"/>
        </text:list-header>
      </text:list>
      <text:p text:style-name="P19">AGENDA:</text:p>
      <text:p text:style-name="P14"/>
      <text:p text:style-name="P6">ASUNTOS:</text:p>
      <text:p text:style-name="P18"/>
      <text:list xml:id="list6389258758482960220" text:style-name="WW8Num5">
        <text:list-item>
          <text:p text:style-name="P31">Asuntos tratados y acuerdos tomados</text:p>
        </text:list-item>
      </text:list>
      <text:p text:style-name="P12"><text:tab/><text:tab/></text:p>
      <text:list xml:id="list3491614437676112995" text:style-name="L1">
        <text:list-item>
          <text:p text:style-name="P36">Qué he hecho </text:p>
          <text:list>
            <text:list-item>
              <text:p text:style-name="P42"><text:span text:style-name="T45">El </text:span><text:span text:style-name="T49">día</text:span><text:span text:style-name="T45"> 7 de octubre se </text:span><text:span text:style-name="T44">trabajo </text:span><text:span text:style-name="T46">en la </text:span><text:span text:style-name="T49">implementación</text:span><text:span text:style-name="T46"> de</text:span><text:span text:style-name="T44"> </text:span><text:span text:style-name="T49">gráficos</text:span><text:span text:style-name="T44"> </text:span><text:span text:style-name="T46">al sistema de farmacia, dicha </text:span><text:span text:style-name="T49">implementación</text:span><text:span text:style-name="T46"> no se logro realizar con </text:span><text:span text:style-name="T49">éxito</text:span><text:span text:style-name="T46"> debido a un error que genera el archivo que nos paso la compañera karina Acuña. </text:span></text:p>
            </text:list-item>
            <text:list-item>
              <text:p text:style-name="P42"><text:soft-page-break/><text:span text:style-name="T49">Para los casos de uso, </text:span><text:span text:style-name="T46">que son muchos (32 en total de acuerdo a la cantidad de CRUD programados), <text:s/>decidimos distribuirlo entre el grupo de </text:span><text:span text:style-name="apple-converted-space"><text:span text:style-name="T22">S</text:span></text:span><text:span text:style-name="apple-converted-space"><text:span text:style-name="T31">oftware Development Company, </text:span></text:span><text:span text:style-name="apple-converted-space"><text:span text:style-name="T32">ento</text:span></text:span><text:span text:style-name="apple-converted-space"><text:span text:style-name="T33">n</text:span></text:span><text:span text:style-name="apple-converted-space"><text:span text:style-name="T32">ces se hicieron los casos de usos para <text:s/>categoria, presentacion producto, ingrediente activo, unidad medidad, tipo producto, producto, agente de ventas y producto ingredientes (Insertar, modificar, eliminar y mostrar para cada uno).</text:span></text:span></text:p>
            </text:list-item>
            <text:list-item>
              <text:p text:style-name="P42"><text:span text:style-name="apple-converted-space"><text:span text:style-name="T23">El grupo </text:span></text:span><text:span text:style-name="apple-converted-space"><text:span text:style-name="T22">S</text:span></text:span><text:span text:style-name="apple-converted-space"><text:span text:style-name="T31">oftware Development Company</text:span></text:span><text:span text:style-name="T44"> </text:span><text:span text:style-name="T47">se dedico a la </text:span><text:span text:style-name="T49">investigación</text:span><text:span text:style-name="T47"> para la tarea </text:span><text:span text:style-name="T49">asignada</text:span><text:span text:style-name="T47"> por el director de proyecto Cristian Brene</text:span><text:span text:style-name="T49">s</text:span><text:span text:style-name="T47"> que </text:span><text:span text:style-name="T49">consistía</text:span><text:span text:style-name="T47"> en la </text:span><text:span text:style-name="T49">validación</text:span><text:span text:style-name="T47"> del numero de cedula por medio de </text:span><text:span text:style-name="T49">algún</text:span><text:span text:style-name="T47"> </text:span><text:span text:style-name="T44">web serv</text:span><text:span text:style-name="T47">ice que debia conectar con el registro</text:span><text:span text:style-name="T44"> civil </text:span><text:span text:style-name="T47">de Costa Rica, en dicha </text:span><text:span text:style-name="T49">investigación</text:span><text:span text:style-name="T47"> se consulto la pagina web: </text:span><text:a xlink:type="simple" xlink:href="https://www.tse.go.cr/psi.htm"><text:span text:style-name="T50">https://www.tse.go.cr/psi.htm</text:span></text:a><text:span text:style-name="T47"> del registro civil, </text:span><text:span text:style-name="T48">se necesita solicitar un servicio de PSI que tiene un procedimiento complejo para obtener el servicio de </text:span><text:span text:style-name="Strong_20_Emphasis"><text:span text:style-name="T50">conectividad con la PSI. </text:span></text:span><text:span text:style-name="Strong_20_Emphasis"><text:span text:style-name="T51">Ya que no se logro </text:span></text:span><text:span text:style-name="Strong_20_Emphasis"><text:span text:style-name="T52">validadar</text:span></text:span><text:span text:style-name="Strong_20_Emphasis"><text:span text:style-name="T51"> el numero de cedula por medio de un web service se implemento otro </text:span></text:span><text:span text:style-name="Strong_20_Emphasis"><text:span text:style-name="T52">método</text:span></text:span><text:span text:style-name="Strong_20_Emphasis"><text:span text:style-name="T51"> que consiste en descargar el </text:span></text:span><text:span text:style-name="Strong_20_Emphasis"><text:span text:style-name="T52">padrón</text:span></text:span><text:span text:style-name="Strong_20_Emphasis"><text:span text:style-name="T51"> completo que facilita la pagina del TSE, dicho </text:span></text:span><text:span text:style-name="Strong_20_Emphasis"><text:span text:style-name="T52">padrón</text:span></text:span><text:span text:style-name="Strong_20_Emphasis"><text:span text:style-name="T51"> contiene la </text:span></text:span><text:span text:style-name="Strong_20_Emphasis"><text:span text:style-name="T52">información</text:span></text:span><text:span text:style-name="Strong_20_Emphasis"><text:span text:style-name="T51"> </text:span></text:span><text:span text:style-name="Strong_20_Emphasis"><text:span text:style-name="T52">básica</text:span></text:span><text:span text:style-name="Strong_20_Emphasis"><text:span text:style-name="T51"> de los ciudadanos en ejercicio, eventualmente se hace la consulta al archivo txt del </text:span></text:span><text:span text:style-name="Strong_20_Emphasis"><text:span text:style-name="T52">padrón.</text:span></text:span></text:p>
            </text:list-item>
            <text:list-item>
              <text:p text:style-name="P43"><text:span text:style-name="T40">Se implemento la herramienta de google maps al Sistema Farmacia que el compañero Roger n</text:span><text:span text:style-name="T41">os paso, esta herramienta nos genero una serie de errores que no pudimos solucionar, se cree que el archivo venia con </text:span><text:span text:style-name="T43">algún</text:span><text:span text:style-name="T41"> error.</text:span></text:p>
            </text:list-item>
            <text:list-item>
              <text:p text:style-name="P44"><text:span text:style-name="T43">Debido</text:span><text:span text:style-name="T39"> a que el director del proyecto Cristia</text:span><text:span text:style-name="T43">n</text:span><text:span text:style-name="T39"> Brenes nos solicito cambiar el idioma de todo el </text:span><text:span text:style-name="T43">código</text:span><text:span text:style-name="T39"> fuente del sistema </text:span><text:span text:style-name="T43">así</text:span><text:span text:style-name="T42"> como la base de datos,</text:span><text:span text:style-name="T39"> nos dimos la tarea de distribuirnos entre los compañeros del grupo la </text:span><text:span text:style-name="T43">traducción</text:span><text:span text:style-name="T39"> del mismo.</text:span></text:p>
            </text:list-item>
            <text:list-item>
              <text:p text:style-name="P41">Otra de la tareas asignadas por el director del proyecto fue la <text:span text:style-name="T53">implementación</text:span> de multilenguaje en la parte GUI del sistema farmacia, el idioma asignado fue el <text:span text:style-name="T53">árabe.</text:span> <text:s/></text:p>
            </text:list-item>
          </text:list>
        </text:list-item>
      </text:list>
      <text:p text:style-name="P13"><text:tab/><text:tab/></text:p>
      <text:list xml:id="list145520155445412" text:continue-numbering="true" text:style-name="L1">
        <text:list-item>
          <text:p text:style-name="P37"><text:span text:style-name="T24">Qué voy a hacer . </text:span><text:s/></text:p>
          <text:list>
            <text:list-item>
              <text:p text:style-name="P45"><text:span text:style-name="T36">C</text:span><text:span text:style-name="T35">oncluir la </text:span><text:span text:style-name="T38">traducción</text:span><text:span text:style-name="T35"> del </text:span><text:span text:style-name="T38">código</text:span><text:span text:style-name="T35"> fuente del sistema </text:span><text:span text:style-name="T37">y la base de datos</text:span><text:span text:style-name="T35">.</text:span></text:p>
            </text:list-item>
            <text:list-item>
              <text:p text:style-name="P38">Al Sistema Experto, se pretende que el usuario tenga la facilidad de seleccionar los <text:span text:style-name="T53">síntomas</text:span> de acuerdo a la <text:span text:style-name="T53">categoría</text:span> elegida, eventualmente se debe cargar un listado de las posibles <text:span text:style-name="T53">enfermedades</text:span> que posea el paciente. El usuario <text:span text:style-name="T53">deberá</text:span> seleccionar las enfermedades para que sistema genera una lista de los medicamentos que el paciente necesita. El sistema debe generar la receta que incluye la dosis recomendada y el <text:span text:style-name="T53">método</text:span> de <text:span text:style-name="T53">aplicación.</text:span> <text:s/></text:p>
            </text:list-item>
            <text:list-item>
              <text:p text:style-name="P46"><text:soft-page-break/><text:span text:style-name="T35">Queda pendiente implementar al sistema la </text:span><text:span text:style-name="T38">validación</text:span><text:span text:style-name="T35"> del numero de cedula para el registro de pacientes, se posterga por motivo de que el grupo en el que se encuentra el compañero </text:span><text:span text:style-name="T38">Víctor</text:span><text:span text:style-name="T35"> no a facilitado el scrip con las provincias, cantones y distritos actualizados.</text:span></text:p>
            </text:list-item>
          </text:list>
        </text:list-item>
        <text:list-item>
          <text:p text:style-name="P39"><text:span text:style-name="T56">I</text:span><text:span text:style-name="T55">mpedimentos</text:span><text:span text:style-name="T24"> </text:span></text:p>
          <text:list>
            <text:list-item>
              <text:p text:style-name="P39"><text:span text:style-name="T28">Problema con Google maps</text:span><text:span text:style-name="T26">, </text:span><text:span text:style-name="T28">pensamos que el archivo que nos brindaron los compañeros no funcionaba correctamente.</text:span></text:p>
            </text:list-item>
            <text:list-item>
              <text:p text:style-name="P40"><text:span text:style-name="T28">I</text:span><text:span text:style-name="T27">ncovenientes con el servidor del registro civil ya que no existe web service.</text:span></text:p>
            </text:list-item>
          </text:list>
        </text:list-item>
        <text:list-item>
          <text:p text:style-name="P35"><text:span text:style-name="T25">Tareas realizadas que no fueron planeadas</text:span><text:span text:style-name="T15">. </text:span><text:span text:style-name="T16">No se hicieron tareas adicionales.</text:span></text:p>
        </text:list-item>
      </text:list>
      <text:list xml:id="list145519654007450" text:continue-list="list6389258758482960220" text:style-name="WW8Num5">
        <text:list-item>
          <text:p text:style-name="P31">Asuntos Pendientes</text:p>
        </text:list-item>
      </text:list>
      <text:p text:style-name="P1"/>
      <text:list xml:id="list145520051289778" text:continue-numbering="true" text:style-name="WW8Num5">
        <text:list-item>
          <text:list>
            <text:list-item>
              <text:p text:style-name="P33">Se posterga el CRUD <text:s/>de casa comercial, el de casa comercial agente y el de direccion casa comercial.</text:p>
            </text:list-item>
            <text:list-item>
              <text:p text:style-name="P33">Solucionar el error que presenta google maps y la creacion de graficos.</text:p>
            </text:list-item>
          </text:list>
        </text:list-item>
      </text:list>
      <text:p text:style-name="P15"/>
      <text:list xml:id="list145519984006796" text:continue-numbering="true" text:style-name="WW8Num5">
        <text:list-item>
          <text:p text:style-name="P31">Asuntos Nuevos</text:p>
          <text:p text:style-name="P31"/>
        </text:list-item>
      </text:list>
      <text:list xml:id="list6935391791595018702" text:style-name="L2">
        <text:list-item>
          <text:p text:style-name="P34">No quedan asuntos nuevos.</text:p>
        </text:list-item>
      </text:list>
      <text:list xml:id="list145521446930099" text:continue-list="list145519984006796" text:style-name="WW8Num5">
        <text:list-header>
          <text:p text:style-name="P31"/>
        </text:list-header>
        <text:list-item>
          <text:p text:style-name="P32">Cumplimiento de tareas asignadas</text:p>
        </text:list-item>
      </text:list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1">Tarea </text:p>
          </table:table-cell>
          <table:table-cell table:style-name="Tabla1.A1" office:value-type="string">
            <text:p text:style-name="P21">Responsable</text:p>
          </table:table-cell>
          <table:table-cell table:style-name="Tabla1.C1" office:value-type="string">
            <text:p text:style-name="P21">Grado de conclusión</text:p>
          </table:table-cell>
        </table:table-row>
        <table:table-row>
          <table:table-cell table:style-name="Tabla1.A4" office:value-type="string">
            <text:p text:style-name="P47">Implementación de gráficos.</text:p>
          </table:table-cell>
          <table:table-cell table:style-name="Tabla1.B4" office:value-type="string">
            <text:p text:style-name="P22"/>
          </table:table-cell>
          <table:table-cell table:style-name="Tabla1.C4" office:value-type="string">
            <text:p text:style-name="P47">Incompleto</text:p>
          </table:table-cell>
        </table:table-row>
        <table:table-row>
          <table:table-cell table:style-name="Tabla1.A4" office:value-type="string">
            <text:p text:style-name="P47">Casos de Uso: Categoría, Presentación Producto y Ingrediente activo (Eliminar, insertar, modificar y mostrar para cada uno).</text:p>
          </table:table-cell>
          <table:table-cell table:style-name="Tabla1.B4" office:value-type="string">
            <text:p text:style-name="P9"><text:span text:style-name="T13">Jehudy Porras G.</text:span><text:span text:style-name="T8"><text:tab/></text:span></text:p>
          </table:table-cell>
          <table:table-cell table:style-name="Tabla1.C4" office:value-type="string">
            <text:p text:style-name="P22">Terminado</text:p>
          </table:table-cell>
        </table:table-row>
        <table:table-row>
          <table:table-cell table:style-name="Tabla1.A4" office:value-type="string">
            <text:p text:style-name="P23"><text:span text:style-name="T53">Casos de Uso: Unidad de medida, Tipo producto y Producto (Insertar, eliminar, modificar y mostrar para Unidad de medida y Tipo producto. Insertar y modificar para producto.)</text:span></text:p>
          </table:table-cell>
          <table:table-cell table:style-name="Tabla1.B4" office:value-type="string">
            <text:p text:style-name="P5">Isaac Sibaja R.</text:p>
          </table:table-cell>
          <table:table-cell table:style-name="Tabla1.C4" office:value-type="string">
            <text:p text:style-name="P47">Terminado</text:p>
          </table:table-cell>
        </table:table-row>
        <table:table-row>
          <table:table-cell table:style-name="Tabla1.A5" office:value-type="string">
            <text:p text:style-name="P23"><text:span text:style-name="T53">Casos de Uso: Producto, Agente de ventas y Producto </text:span><text:soft-page-break/><text:span text:style-name="T53">Ingrediente (Eliminar y mostrar para Producto. Insertar, eliminar, modificar y mostrar para Agente de ventas. Insertar, mostrar y eliminar para Producto ingrediente.)</text:span></text:p>
          </table:table-cell>
          <table:table-cell table:style-name="Tabla1.B5" office:value-type="string">
            <text:p text:style-name="P29">Luis Aleman D.</text:p>
          </table:table-cell>
          <table:table-cell table:style-name="Tabla1.C5" office:value-type="string">
            <text:p text:style-name="P48">Terminado</text:p>
          </table:table-cell>
        </table:table-row>
        <table:table-row>
          <table:table-cell table:style-name="Tabla1.A6" office:value-type="string">
            <text:p text:style-name="P48">Consultar una persona por medio del numero de cedula en el Registro Civil. </text:p>
          </table:table-cell>
          <table:table-cell table:style-name="Tabla1.B6" office:value-type="string">
            <text:p text:style-name="P30">Luis Aleman D.</text:p>
          </table:table-cell>
          <table:table-cell table:style-name="Tabla1.C6" office:value-type="string">
            <text:p text:style-name="P48">Terminado</text:p>
          </table:table-cell>
        </table:table-row>
        <table:table-row>
          <table:table-cell table:style-name="Tabla1.A8" office:value-type="string">
            <text:p text:style-name="P48">Implementar herramienta Google Maps</text:p>
          </table:table-cell>
          <table:table-cell table:style-name="Tabla1.B8" office:value-type="string">
            <text:p text:style-name="P29">Jehudy Porras G.</text:p>
          </table:table-cell>
          <table:table-cell table:style-name="Tabla1.C8" office:value-type="string">
            <text:p text:style-name="P48">Incompleto</text:p>
          </table:table-cell>
        </table:table-row>
        <table:table-row>
          <table:table-cell table:style-name="Tabla1.A8" office:value-type="string">
            <text:p text:style-name="P48">Cambiar idioma al CRUD Presentación Producto</text:p>
          </table:table-cell>
          <table:table-cell table:style-name="Tabla1.B8" office:value-type="string">
            <text:p text:style-name="P29">Jehudy Porras G.</text:p>
          </table:table-cell>
          <table:table-cell table:style-name="Tabla1.C8" office:value-type="string">
            <text:p text:style-name="P48">Completo</text:p>
          </table:table-cell>
        </table:table-row>
        <table:table-row>
          <table:table-cell table:style-name="Tabla1.A9" office:value-type="string">
            <text:p text:style-name="P48">Implementar el lenguaje árabe en el sistema </text:p>
          </table:table-cell>
          <table:table-cell table:style-name="Tabla1.B9" office:value-type="string">
            <text:p text:style-name="P29">Jehudy Porras G.</text:p>
          </table:table-cell>
          <table:table-cell table:style-name="Tabla1.C9" office:value-type="string">
            <text:p text:style-name="P48">Complet<text:span text:style-name="T54">o</text:span></text:p>
          </table:table-cell>
        </table:table-row>
      </table:table>
      <text:p text:style-name="P16"/>
      <text:p text:style-name="P16"/>
      <text:p text:style-name="P7"/>
      <text:p text:style-name="P6">PROXIMA REUNION:</text:p>
      <text:p text:style-name="P1"/>
      <text:p text:style-name="P1"/>
      <text:p text:style-name="P8"><text:span text:style-name="T1">Fecha: </text:span><text:span text:style-name="T6">19 </text:span><text:span text:style-name="T2">de </text:span><text:span text:style-name="T6">08</text:span></text:p>
      <text:p text:style-name="P8"><text:span text:style-name="T1">Hora: </text:span><text:span text:style-name="T6">5</text:span><text:span text:style-name="T1">:00 </text:span><text:span text:style-name="T6">pm</text:span></text:p>
      <text:p text:style-name="P8"><text:span text:style-name="T1">Lugar: </text:span><text:span text:style-name="T6">Casa de Isaac</text:span></text:p>
      <text:p text:style-name="P1"/>
      <text:p text:style-name="P6"/>
      <text:p text:style-name="P6">CLAUSURA:</text:p>
      <text:p text:style-name="P1"/>
      <text:p text:style-name="P10"><text:span text:style-name="T12"><text:s/></text:span><text:span text:style-name="T13">Jehudy Porras G</text:span><text:span text:style-name="T1">, como persona encargada de preceder la reunión, clausura la reunión a las </text:span><text:span text:style-name="T6">4:45 pm</text:span><text:span text:style-name="T1"> hora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11-03T14:55:19.093590649</dc:date>
    <meta:editing-cycles>32</meta:editing-cycles>
    <meta:editing-duration>PT5H16M36S</meta:editing-duration>
    <meta:generator>LibreOffice/4.2.8.2$Linux_X86_64 LibreOffice_project/420m0$Build-2</meta:generator>
    <dc:creator>aleman </dc:creator>
    <meta:document-statistic meta:table-count="1" meta:image-count="0" meta:object-count="0" meta:page-count="4" meta:paragraph-count="76" meta:word-count="851" meta:character-count="5207" meta:non-whitespace-character-count="4416"/>
  </office:meta>
</office:document-meta>
</file>